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eNodeImp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eNodeImpl.getSelector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eNodeImpl.getSelec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eNode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eNodeImpl.SameNodeImpl( NamePathResolver resolver , Name selectorName ,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